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encesPlaceholderConfigur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ferencesPlaceholderConfigurer.setUserTreePath( String userTre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PlaceholderConfigurer.resolvePlaceholder( @ Nullable String path , String key , Preferences preferen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eferencesPlaceholderConfigurer.setSystemTreePath( String systemTre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encesPlaceholderConfigurer.resolvePlaceholder( String placeholder , Properties prop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